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fab6" officeooo:paragraph-rsid="0016fab6"/>
    </style:style>
    <style:style style:name="P2" style:family="paragraph" style:parent-style-name="Standard">
      <style:text-properties fo:font-size="15pt" style:text-underline-style="solid" style:text-underline-width="auto" style:text-underline-color="font-color" officeooo:rsid="0016fab6" officeooo:paragraph-rsid="0016fab6" style:font-size-asian="15pt" style:font-size-complex="15pt"/>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3pt" officeooo:rsid="0016fab6" officeooo:paragraph-rsid="0016fab6"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e qui j’en ai compris :</text:p>
      <text:p text:style-name="P1"/>
      <text:p text:style-name="P4">Les école réouvrent en allemagne. La distance d'un mètre cinquante doit être respecté, même dans les couloirs. L'école a été divisé en rues à sens unique. Pour les toilettes le directer a fait preuve de créativité. Ils ont conçus des cartes pour les toilettes : les élèves doivent mettre leur carte sur la porte. C'est une école professionnel qui a put obtenir du savon de ses entreprises partenaires. Ces étudiants passeront très bientôt leur examen. C'est irréel, c'est un peu comme un film, les gens portent des masques de protection. Ca ne déroule pas comme avant</text:p>
      <text:p text:style-name="Standard"/>
      <text:p text:style-name="P2">Texte de la video :</text:p>
      <text:p text:style-name="P1"/>
      <text:p text:style-name="P3">Letzte Handgriffe Vor der öffnung der Berufsbildenden Schule III in Mainz heißt es Ein Meter, fünfzig Abstand müssen sein. überALL, auch in den Fluren. Die Schule wurde dafür in Einbahnstraßen aufgeteilt. Und auch bei den Toiletten musste Schulleiter Gerhard Reuter kreativ werden.Add Speaker00:00:18.840Dazu haben wir Toiletten Karten entworfen.Add Speaker00:00:21.140Und wenn jetzt ein Schülerinnen ein Schüler besuchen möchte, dann nimmt er seine Karte und steckte hier ein.Add Speaker00:00:30.630Damit zeigt er, anders die Toilette besetzt ist. Und wenn er Toiletten verlässt, nimmt er die Karte wieder raus.Add Speaker00:00:39.150Seife, Papier, Tücher von all dem sei genug da, heißt es trotz langer Lieferzeiten.Add Speaker00:00:44.910Die berufsbildende Schule hat hier aber einen Vorteil Wir werden sehr gut unterstützt von unseren Betrieben. Wir sehen hier eine berufsbildende Schule. Wir haben sehr viele Betriebe. Wir konnten zum Beispiel die flüssigseife und die Spender über den Partner Betrieb besorgen. Das klappt ganz gut.Add Speaker00:01:04.170Dass es klappt, hoffen auch Sie. Diese Schüler werden in den nächsten Tagen ihre Prüfung schreiben. Schon vorab gab es aber die letzten Halbjahres Zeugnisse.Add Speaker00:01:13.650Ich würde Ihnen gern die Hand schütteln. Darf ich nicht. Ich lebe. Es ist total unreal, alles, weil man kommt hier rein, man redet mit Leuten, die Schutzmasken aufhaben. Situation kennt man einfach nicht so durch einen anderen Eingang eingeschleust zu werden, und es hat alles irgendwie ein bisschen was von einem Film, ist aber ganz real.Add Speaker00:01:35.990Auch wenn der Schulalltag erst einmal nicht mehr so sein wird wie vorh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30T11:33:08.369000000</meta:creation-date>
    <dc:date>2020-04-30T11:34:17.736000000</dc:date>
    <meta:editing-duration>PT1M9S</meta:editing-duration>
    <meta:editing-cycles>1</meta:editing-cycles>
    <meta:document-statistic meta:table-count="0" meta:image-count="0" meta:object-count="0" meta:page-count="1" meta:paragraph-count="4" meta:word-count="346" meta:character-count="2285" meta:non-whitespace-character-count="1943"/>
    <meta:generator>LibreOffice/6.4.2.2$Windows_X86_64 LibreOffice_project/4e471d8c02c9c90f512f7f9ead8875b57fcb1ec3</meta:generator>
  </office:meta>
</office:document-meta>
</file>